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style:style>
    <style:style style:name="P3" style:family="paragraph" style:parent-style-name="Text_20_body">
      <style:paragraph-properties fo:margin-left="0.4925in" fo:margin-right="0in" fo:text-indent="0in" style:auto-text-indent="false"/>
      <style:text-properties style:font-name="Courier New" fo:font-style="normal" style:font-style-asian="normal" style:font-style-complex="normal"/>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7"/>
    <style:style style:name="P15" style:family="paragraph" style:parent-style-name="Text_20_body" style:list-style-name="L7"/>
    <style:style style:name="P16" style:family="paragraph" style:parent-style-name="Text_20_body" style:list-style-name="L7"/>
    <style:style style:name="P17" style:family="paragraph" style:parent-style-name="Text_20_body" style:list-style-name="L7"/>
    <style:style style:name="P18" style:family="paragraph" style:parent-style-name="Text_20_body" style:list-style-name="L7"/>
    <style:style style:name="P19" style:family="paragraph" style:parent-style-name="Text_20_body" style:list-style-name="L7"/>
    <style:style style:name="P20" style:family="paragraph" style:parent-style-name="Text_20_body" style:list-style-name="L7"/>
    <style:style style:name="P21" style:family="paragraph" style:parent-style-name="Text_20_body" style:list-style-name="L7"/>
    <style:style style:name="P22" style:family="paragraph" style:parent-style-name="Text_20_body" style:list-style-name="L7"/>
    <style:style style:name="P23" style:family="paragraph" style:parent-style-name="Text_20_body" style:list-style-name="L7"/>
    <style:style style:name="P24" style:family="paragraph" style:parent-style-name="Text_20_body" style:list-style-name="L7"/>
    <style:style style:name="P25" style:family="paragraph" style:parent-style-name="Text_20_body" style:list-style-name="L7"/>
    <style:style style:name="P26" style:family="paragraph" style:parent-style-name="Text_20_body" style:list-style-name="L7"/>
    <style:style style:name="P27" style:family="paragraph" style:parent-style-name="Text_20_body" style:list-style-name="L7"/>
    <style:style style:name="P28" style:family="paragraph" style:parent-style-name="Text_20_body" style:list-style-name="L5">
      <style:paragraph-properties fo:margin-left="0in" fo:margin-right="0in" fo:text-indent="0in" style:auto-text-indent="false"/>
    </style:style>
    <style:style style:name="P29" style:family="paragraph" style:parent-style-name="Text_20_body" style:list-style-name="L6">
      <style:paragraph-properties fo:margin-left="0in" fo:margin-right="0in" fo:text-indent="0in" style:auto-text-indent="false"/>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Thorndale"/>
    </style:style>
    <style:style style:name="T4" style:family="text">
      <style:text-properties style:font-name="Thorndale"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style:font-name="Times New Roma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4 Demo 4: Application Profiling Using Sun Studio</text:h>
      <text:p text:style-name="Text_20_body">This exercise demonstrates <text:s/>the use of the complementary profiling capabilities of the NetBeans <text:s/>profiler and <text:s/>the Sun Studio Collector Analyzer.</text:p>
      <text:h text:style-name="Heading_20_3" text:outline-level="3">Required Software</text:h>
      <text:list text:style-name="L1">
        <text:list-item>
          <text:p text:style-name="P5">Solaris OS (Sparc or X86)</text:p>
        </text:list-item>
        <text:list-item>
          <text:p text:style-name="P5">Java 6 JDK or higher</text:p>
        </text:list-item>
      </text:list>
      <text:list text:style-name="L1">
        <text:list-item text:start-value="1">
          <text:p text:style-name="P5">Sun Studio version 11 or 12</text:p>
        </text:list-item>
      </text:list>
      <text:p text:style-name="P1">You can download Sun Studio from http://developers.sun.com/sunstudio/downloads/.</text:p>
      <text:list text:style-name="L2">
        <text:list-item text:start-value="1">
          <text:p text:style-name="P8">Java2Demo </text:p>
        </text:list-item>
      </text:list>
      <text:p text:style-name="P1">Located in: &lt;JDK install dir&gt;/demo/jfc/Java2D/Java2Demo.jar</text:p>
      <text:h text:style-name="Heading_20_3" text:outline-level="3">Objective</text:h>
      <text:list text:style-name="L3">
        <text:list-item>
          <text:p text:style-name="P9">Use the NetBeans profiler and the Sun Studio Collector and Analyzer tools to profile Java technology applications.</text:p>
        </text:list-item>
      </text:list>
      <text:h text:style-name="Heading_20_3" text:outline-level="3">Preparations</text:h>
      <text:p text:style-name="Text_20_body">Check for required version of Java SE.</text:p>
      <text:list text:style-name="L4">
        <text:list-item>
          <text:p text:style-name="P10">Use the <text:span text:style-name="T1">java</text:span><text:span text:style-name="T3"> </text:span><text:span text:style-name="T1">-version</text:span> command to check the installed Java SE version. </text:p>
        </text:list-item>
      </text:list>
      <text:p text:style-name="P1">If the installed version is earlier than Java SE 6, download and install the latest Java SE version from the following URL.</text:p>
      <text:p text:style-name="P2">http://java.sun.com/javase/downloads/index.jsp</text:p>
      <text:p text:style-name="Text_20_body">Download and install Sun Studio.</text:p>
      <text:list text:style-name="L5">
        <text:list-item>
          <text:p text:style-name="P11">Download and and install Sun Studio from the following URL:</text:p>
        </text:list-item>
      </text:list>
      <text:p text:style-name="P1"><text:s/><text:span text:style-name="T1">http://developers.sun.com/sunstudio/downloads/</text:span></text:p>
      <text:list text:style-name="L5" text:continue-numbering="true">
        <text:list-item>
          <text:p text:style-name="P28">Add the bin subdirectory of the Sun Studio install directory to the Solaris OS PATH variable. For example, if you installed Sun Studio in the default location <text:span text:style-name="T1">/opt/SUNWspro</text:span> you can enter the following commands at a terminal window.</text:p>
        </text:list-item>
      </text:list>
      <text:p text:style-name="P2">PATH=/opt/SUNWspro/bin:$PATH<text:line-break/>export PATH </text:p>
      <text:p text:style-name="Text_20_body">Download and install NetBeans 6.1.</text:p>
      <text:list text:style-name="L6">
        <text:list-item>
          <text:p text:style-name="P12">Download and and install NetBeans from the following URL:</text:p>
        </text:list-item>
      </text:list>
      <text:p text:style-name="P1"><text:s/><text:span text:style-name="T1">http://www.netbeans.org</text:span></text:p>
      <text:list text:style-name="L6" text:continue-numbering="true">
        <text:list-item>
          <text:p text:style-name="P29">Add the <text:span text:style-name="T1">bin</text:span> subdirectory of the NetBeans 6.1 install directory to the <text:s/>OS PATH variable.</text:p>
        </text:list-item>
      </text:list>
      <text:h text:style-name="Heading_20_3" text:outline-level="3">Instructions</text:h>
      <text:p text:style-name="Text_20_body">Profiling using the NetBeans profiler.</text:p>
      <text:list text:style-name="L7">
        <text:list-item>
          <text:p text:style-name="P13">Start the NetBeans IDE using the NetBeans desktop icon by entering the following command in a command line window.</text:p>
        </text:list-item>
      </text:list>
      <text:p text:style-name="P3">netbeans</text:p>
      <text:list text:style-name="L7" text:continue-numbering="true">
        <text:list-item>
          <text:p text:style-name="P13">In NetBeans IDE, select <text:span text:style-name="T1">Profile</text:span> <text:span text:style-name="T1">&gt;</text:span> <text:span text:style-name="T1">Attach</text:span> <text:span text:style-name="T1">Profiler</text:span> menu option. Click on the <text:span text:style-name="T1">CPU</text:span> icon on the left. Select to profile <text:span text:style-name="T1">Entire</text:span> <text:span text:style-name="T1">Application</text:span> on the right. Leave the default filter as <text:span text:style-name="T1">Profile</text:span> <text:span text:style-name="T1">all</text:span> <text:span text:style-name="T1">classes</text:span> and click on <text:span text:style-name="T1">Attach</text:span>. Select <text:span text:style-name="T1">Application</text:span> as the <text:span text:style-name="T2">target</text:span> <text:span text:style-name="T2">type</text:span> of profiling. Select <text:span text:style-name="T1">Attach</text:span> <text:span text:style-name="T1">Method</text:span> of <text:s/><text:span text:style-name="T1">local</text:span> and <text:span text:style-name="T1">Attach</text:span> <text:span text:style-name="T1">invocation</text:span> of <text:span text:style-name="T1">Dynamic</text:span>. Finally, select <text:span text:style-name="T1">Java</text:span> <text:span text:style-name="T1">SE</text:span> <text:span text:style-name="T1">6.0</text:span> as the Java platform to run your application to complete the wizard interaction. </text:p>
        </text:list-item>
        <text:list-item>
          <text:p text:style-name="P13">When the <text:span text:style-name="T1">Select</text:span> <text:span text:style-name="T1">Process</text:span> dialog is displayed in NetBeans IDE, use a command line window and launch the Java2Demo application with the follwing command line options. </text:p>
        </text:list-item>
      </text:list>
      <text:p text:style-name="P1"><text:span text:style-name="T1">java</text:span> <text:s/><text:span text:style-name="T1">-server -Xmx15m -Xms15m -Xmn3m -XX:+UseSerialGC <text:line-break/>-jar</text:span><text:span text:style-name="T3"> </text:span><text:span text:style-name="T4">&lt;JDK install dir&gt;/demo/jfc/Java2D/</text:span><text:span text:style-name="T1">Java2Demo</text:span></text:p>
      <text:list text:style-name="L7" text:continue-numbering="true">
        <text:list-item>
          <text:p text:style-name="P13">On NetBeans IDE, press the <text:span text:style-name="T1">Refresh</text:span> button in the <text:span text:style-name="T1">Select</text:span> <text:span text:style-name="T1">Process</text:span> dialog and press <text:span text:style-name="T1">OK</text:span>. </text:p>
        </text:list-item>
        <text:list-item>
          <text:p text:style-name="P13">NetBeans will instrument the running Java2Demo. </text:p>
        </text:list-item>
        <text:list-item>
          <text:p text:style-name="P13">Click on the <text:span text:style-name="T1">Live</text:span> <text:span text:style-name="T1">Results</text:span> icon in NetBeans IDE in the left panel <text:span text:style-name="T1">Profiling</text:span> <text:span text:style-name="T1">Results</text:span>. When NetBeans has finished instrumenting the <text:span text:style-name="T1">Java2Demo</text:span> application, it will start displaying live profiling results. </text:p>
        </text:list-item>
        <text:list-item>
          <text:p text:style-name="P13">Now click on the Transforms tab of the <text:span text:style-name="T1">Java2Demo</text:span> application.</text:p>
        </text:list-item>
        <text:list-item>
          <text:p text:style-name="P13">You can now observe the Java level methods which are consuming the most time in the application in NetBeans IDE. </text:p>
        </text:list-item>
      </text:list>
      <text:p text:style-name="P1">The NetBeans Profiler should show that approximately 45% of its time is spent in <text:span text:style-name="T1">java2d</text:span>.<text:span text:style-name="T1">AnimatingSurface</text:span>.<text:span text:style-name="T1">run</text:span> method. </text:p>
      <text:list text:style-name="L7" text:continue-numbering="true">
        <text:list-item>
          <text:p text:style-name="P13"/>
        </text:list-item>
      </text:list>
      <text:p text:style-name="Text_20_body">Profiling using the Sun Studio Collector and Analyzer tools </text:p>
      <text:list text:style-name="L7">
        <text:list-item text:start-value="1">
          <text:p text:style-name="P13">Open a command line window and change to <text:span text:style-name="T1">exercises/mod04/working</text:span> directory</text:p>
        </text:list-item>
      </text:list>
      <text:p text:style-name="P1"><text:span text:style-name="T2">cd exercises/mod04/working </text:span><text:span text:style-name="T5"><text:s/></text:span></text:p>
      <text:list text:style-name="L7" text:continue-numbering="true">
        <text:list-item>
          <text:p text:style-name="P13">Run <text:span text:style-name="T1">Java2Demo</text:span> using the following command line.</text:p>
        </text:list-item>
      </text:list>
      <text:p text:style-name="P1"><text:span text:style-name="T1">collect</text:span> <text:span text:style-name="T1">-j</text:span> <text:span text:style-name="T1">on</text:span> <text:span text:style-name="T1">java</text:span> <text:s/><text:span text:style-name="T1">-server -Xmx15m -Xms15m -Xmn3m -XX:+UseSerialGC -jar</text:span><text:span text:style-name="T3"> </text:span><text:span text:style-name="T4">&lt;JDK install dir&gt;/demo/jfc/Java2D/</text:span><text:span text:style-name="T1">Java2Demo </text:span><text:s/></text:p>
      <text:p text:style-name="P1">This invokes the Sun Studio Collector to capture a running profile of the Java program. It creates a file in the current directory called <text:span text:style-name="T1">test.er.1</text:span>. <text:s/></text:p>
      <text:p text:style-name="P1">The default sampling interval is 1 second and the default output directory is the present working directory. Please refer to the Sun Studio Collector documentation for command line options that override default values.</text:p>
      <text:list text:style-name="L7" text:continue-numbering="true">
        <text:list-item>
          <text:p text:style-name="P13">After the <text:span text:style-name="T1">Java2Demo</text:span> is launched, click on the <text:span text:style-name="T1">Transforms</text:span> tab and leave the <text:span text:style-name="T1">Java2Demo</text:span> run for about 15 or 20 seconds. Then, quit the <text:span text:style-name="T1">Java2Demo</text:span> program. </text:p>
        </text:list-item>
        <text:list-item>
          <text:p text:style-name="P13">Now use the Sun Studio Analyzer to open the test.er.1 experiment just collected. <text:s/></text:p>
          <text:p text:style-name="P13"><text:s/><text:span text:style-name="T1">analyzer</text:span> <text:s/><text:span text:style-name="T1">test</text:span>.<text:span text:style-name="T1">er</text:span>.<text:span text:style-name="T1">1</text:span> </text:p>
        </text:list-item>
      </text:list>
      <text:p text:style-name="P1"/>
      <text:h text:style-name="Heading_20_3" text:outline-level="3">Analysis </text:h>
      <text:p text:style-name="P4">This section compares and contrasts what was seen in Collector / Analyzer with what is seen in NetBeans Profiler. </text:p>
      <text:p text:style-name="P4">The NetBeans Profiler showed that approximately 45% of its time was spent in <text:span text:style-name="T1">java2d</text:span>.<text:span text:style-name="T1">AnimatingSurface</text:span>.<text:span text:style-name="T1">run</text:span> method. However, it is very hard to find that method in the Collector / Analyzer profile. </text:p>
      <text:p text:style-name="P4">If you examine the source code for <text:span text:style-name="T1">java2d</text:span>.<text:span text:style-name="T1">AnimatingSource</text:span>.<text:span text:style-name="T1">run</text:span> method, <text:s/>(viewable at <text:line-break/><text:span text:style-name="T1">&lt;jdk install dir&gt;/demo/jfc/Java2D/src/java2d/AnimatingSurface.java)</text:span> you will see that there is not much to the <text:span text:style-name="T1">run</text:span> method. That is because much of what was seen in Collector / Analyzer &lt;JVM-System&gt; is what is executing <text:span text:style-name="T6">within the body of</text:span> <text:span text:style-name="T1">java2d</text:span>.<text:span text:style-name="T1">AnimatingSource</text:span>.<text:span text:style-name="T1">run</text:span> method. </text:p>
      <text:p text:style-name="P4">This example illustrates how the two profilers can compliment each other. The NetBeans Profiler shows much of the time is spent in <text:span text:style-name="T1">java2d</text:span>.<text:span text:style-name="T1">AnimatingSource</text:span>.<text:span text:style-name="T1">run</text:span> method which might not say much about what is really going on inside of that method. You need to look at, or re-look at the Collector / Analyzer profile to get a better idea of what's happening within <text:span text:style-name="T1">java2d</text:span>.<text:span text:style-name="T1">AnimatingSource</text:span>.<text:span text:style-name="T1">run</text:span> method.</text:p>
      <text:p text:style-name="P4">If you considered the task under way was to identify performance tuning opportunities with the <text:span text:style-name="T7">Java2Demo</text:span>, the view in Sun Studio Analyzer does not provide much help if you want to focus on Java level optimization opportunities. It appears that in the default view the majority of the time is spent within &lt;JVM-System&gt;. Changing the <text:span text:style-name="T7">User</text:span> <text:span text:style-name="T7">Mode</text:span> in the <text:span text:style-name="T7">Set</text:span> <text:span text:style-name="T7">Data</text:span> <text:span text:style-name="T7">Presentation</text:span> dialog to <text:span text:style-name="T7">Expert</text:span> or <text:span text:style-name="T7">Machine</text:span> shows the JVM methods where the time is being spent. This is great for JVM developers. But, not much benefit for a developer wanting to improve the performance of Java2Demo at the Java code level. </text:p>
      <text:p text:style-name="P4">NOTE: For server side applications, especially those that run an extended period of time, using Collector / Analyzer works very well at identifying performance optimization opportunities. It is these same class of applications that are more difficult to setup, configure and profile with traditional Java profilers such as NetBeans Profiler. <text:s/></text:p>
      <text:list text:style-name="L7" text:continue-numbering="true">
        <text:list-header>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8:43:50</dc:date>
    <dc:language>en-US</dc:language>
    <meta:editing-cycles>34</meta:editing-cycles>
    <meta:editing-duration>P1DT1H41M20S</meta:editing-duration>
    <meta:user-defined meta:name="Info 1"/>
    <meta:user-defined meta:name="Info 2"/>
    <meta:user-defined meta:name="Info 3"/>
    <meta:user-defined meta:name="Info 4"/>
    <meta:document-statistic meta:table-count="0" meta:image-count="0" meta:object-count="0" meta:page-count="3" meta:paragraph-count="55" meta:word-count="935" meta:character-count="5928"/>
  </office:meta>
</office:document-meta>
</file>